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Regular" style:font-family-generic="swiss" style:font-pitch="variable"/>
  </office:font-face-decls>
  <office:automatic-styles>
    <style:style style:name="Table2" style:family="table" style:master-page-name="">
      <style:table-properties style:width="6.85in" fo:margin-left="-0.075in" style:page-number="0" table:align="left" style:writing-mode="lr-tb"/>
    </style:style>
    <style:style style:name="Table2.A" style:family="table-column">
      <style:table-column-properties style:column-width="3.709in"/>
    </style:style>
    <style:style style:name="Table2.B" style:family="table-column">
      <style:table-column-properties style:column-width="3.141in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6986in" table:align="left" style:writing-mode="lr-tb"/>
    </style:style>
    <style:style style:name="Table1.A" style:family="table-column">
      <style:table-column-properties style:column-width="0.8958in"/>
    </style:style>
    <style:style style:name="Table1.B" style:family="table-column">
      <style:table-column-properties style:column-width="5.8028in"/>
    </style:style>
    <style:style style:name="Table3" style:family="table">
      <style:table-properties style:width="6.6986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5.8028in"/>
    </style:style>
    <style:style style:name="Table4" style:family="table">
      <style:table-properties style:width="6.6986in" table:align="left" style:writing-mode="lr-tb"/>
    </style:style>
    <style:style style:name="Table4.A" style:family="table-column">
      <style:table-column-properties style:column-width="1.8542in"/>
    </style:style>
    <style:style style:name="Table4.B" style:family="table-column">
      <style:table-column-properties style:column-width="4.8444in"/>
    </style:style>
    <style:style style:name="P1" style:family="paragraph" style:parent-style-name="Standard">
      <style:paragraph-properties fo:margin-top="0in" fo:margin-bottom="0.1in" style:snap-to-layout-grid="false"/>
      <style:text-properties style:use-window-font-color="true" style:font-name="Trebuchet MS1" fo:font-size="18pt" fo:font-weight="bold" style:font-size-asian="18pt" style:font-weight-asian="bold" style:font-size-complex="18pt" style:font-weight-complex="normal"/>
    </style:style>
    <style:style style:name="P2" style:family="paragraph" style:parent-style-name="Standard">
      <style:paragraph-properties fo:margin-top="0in" fo:margin-bottom="0in" style:snap-to-layout-grid="false"/>
      <style:text-properties style:use-window-font-color="true" style:font-name="Trebuchet MS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in" fo:margin-bottom="0in"/>
      <style:text-properties style:use-window-font-color="true" style:font-name="Trebuchet MS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in" fo:margin-bottom="0in" fo:text-align="end" style:justify-single-word="false"/>
    </style:style>
    <style:style style:name="P5" style:family="paragraph" style:parent-style-name="Standard">
      <style:paragraph-properties fo:margin-top="0in" fo:margin-bottom="0in" fo:text-align="end" style:justify-single-word="false"/>
    </style:style>
    <style:style style:name="P6" style:family="paragraph" style:parent-style-name="Resume_20_Text" style:list-style-name="WW8Num3"/>
    <style:style style:name="P7" style:family="paragraph" style:parent-style-name="Resume_20_Text">
      <style:text-properties fo:font-style="italic" style:font-style-asian="italic" style:font-style-complex="italic"/>
    </style:style>
    <style:style style:name="P8" style:family="paragraph" style:parent-style-name="Resume_20_Text" style:list-style-name="WW8Num3">
      <style:paragraph-properties fo:margin-top="0in" fo:margin-bottom="0.1in"/>
    </style:style>
    <style:style style:name="P9" style:family="paragraph" style:parent-style-name="Resume_20_Text">
      <style:paragraph-properties fo:margin-top="0in" fo:margin-bottom="0.1in"/>
    </style:style>
    <style:style style:name="P10" style:family="paragraph" style:parent-style-name="Resume_20_Text">
      <style:paragraph-properties fo:margin-top="0in" fo:margin-bottom="0.1in"/>
      <style:text-properties style:font-name="Trebuchet MS1"/>
    </style:style>
    <style:style style:name="P11" style:family="paragraph" style:parent-style-name="Resume_20_Text">
      <style:text-properties style:font-name="Trebuchet MS1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rebuchet MS1"/>
    </style:style>
    <style:style style:name="T1" style:family="text" style:parent-style-name="Internet_20_link">
      <style:text-properties fo:color="#000000" style:font-name="Trebuchet MS1" fo:font-size="12pt" style:text-underline-style="none" fo:font-weight="bold" style:font-size-asian="12pt" style:font-weight-asian="bold" style:font-size-complex="12pt" style:font-weight-complex="bold"/>
    </style:style>
    <style:style style:name="T2" style:family="text" style:parent-style-name="Internet_20_link">
      <style:text-properties fo:color="#000000" style:font-name="Trebuchet MS1"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style:font-name="Trebuchet MS1"/>
    </style:style>
    <style:style style:name="T4" style:family="text">
      <style:text-properties style:font-name="Trebuchet MS1" fo:font-style="normal" style:font-style-asian="normal" style:font-style-complex="normal"/>
    </style:style>
    <style:style style:name="T5" style:family="text">
      <style:text-properties style:font-name="Trebuchet MS1"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Russell Yanofsky</text:p>
            <text:p text:style-name="P2">6590 Luzon St</text:p>
            <text:p text:style-name="P3">Fort Benning, GA 31905</text:p>
            <text:p text:style-name="P3">570-394-1140</text:p>
          </table:table-cell>
          <table:table-cell table:style-name="Table2.A1" office:value-type="string">
            <text:p text:style-name="P4"><text:a xlink:type="simple" xlink:href="http://russ.yanofsky.org/"><text:span text:style-name="T1">http://russ.yanofsky.org/</text:span></text:a></text:p>
            <text:p text:style-name="P5"><text:a xlink:type="simple" xlink:href="mailto:russ@yanofsky.org"><text:span text:style-name="T1">russ@yanofsky.org</text:span></text:a></text:p>
            <text:p text:style-name="P5"><text:span text:style-name="T2"/></text:p>
          </table:table-cell>
        </table:table-row>
      </table:table>
      <text:p text:style-name="Resume_20_Section">Objective</text:p>
      <text:p text:style-name="Resume_20_Text">Position as Web Developer or Systems Programmer in New York City</text:p>
      <text:p text:style-name="Resume_20_Section">Education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Resume_20_Text">1999-2003</text:p>
          </table:table-cell>
          <table:table-cell office:value-type="string">
            <text:p text:style-name="Resume_20_Text">Columbia University, School of Engineering</text:p>
            <text:list text:style-name="WW8Num3">
              <text:list-item>
                <text:p text:style-name="P6">Pursued Bachelor of Science degree in Computer Science</text:p>
              </text:list-item>
              <text:list-item>
                <text:p text:style-name="P6">Coursework in Operating System Development, Database Systems, Compiler Development, Networking, Computer Architecture, Natural Language Processing, Robotics, Computer Vision, Statistics, History, and Economics</text:p>
              </text:list-item>
            </text:list>
          </table:table-cell>
        </table:table-row>
      </table:table>
      <text:p text:style-name="Resume_20_Section">Work History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Resume_20_Text">2003-2006</text:p>
          </table:table-cell>
          <table:table-cell office:value-type="string">
            <text:p text:style-name="Resume_20_Text">United States Army, Fort Benning, GA</text:p>
            <text:p text:style-name="P7">Infantry Soldier</text:p>
            <text:list text:style-name="WW8Num3">
              <text:list-item text:start-value="1">
                <text:p text:style-name="P6">Completed basic and advanced training. Promoted to rank of Specialist. Recognized on numerous occasions for outstanding performance.</text:p>
              </text:list-item>
              <text:list-item>
                <text:p text:style-name="P8">Yearlong combat tour to Iraq. Participated in patrols and raids, worked on a personal security detail for a battalion commander, and logged hundreds of hours of guard duty and HMMWV driving time.</text:p>
              </text:list-item>
            </text:list>
          </table:table-cell>
        </table:table-row>
        <table:table-row>
          <table:table-cell office:value-type="string">
            <text:p text:style-name="Resume_20_Text">2000-2003</text:p>
          </table:table-cell>
          <table:table-cell office:value-type="string">
            <text:p text:style-name="Resume_20_Text">Columbia University School of Engineering, New York, NY</text:p>
            <text:p text:style-name="P7">Web Developer</text:p>
            <text:list text:style-name="WW8Num3">
              <text:list-item text:start-value="1">
                <text:p text:style-name="P6">Wrote and deployed a web-based evaluation system for engineering course evaluations. Primary features were a WYSIWYG survey editor, a graphical reporting system, an email reminder system, and various administrative interfaces. Written in PHP, SQL, Javascript, and PL/pgSQL (Postgres procedural query language) in approximately 20,000 lines of code.</text:p>
              </text:list-item>
              <text:list-item>
                <text:p text:style-name="P8">Other smaller projects include a web crawler written in Delphi, a COM component used for authentication written with ATL in C++, and some additional web development with PHP, Perl, and mySQL.</text:p>
              </text:list-item>
            </text:list>
          </table:table-cell>
        </table:table-row>
        <table:table-row>
          <table:table-cell office:value-type="string">
            <text:p text:style-name="Resume_20_Text"/>
          </table:table-cell>
          <table:table-cell office:value-type="string">
            <text:p text:style-name="P9"><text:span text:style-name="T3">Past jobs include temp work for Kelly Services and JFC staffing, phone tech support for Earthlink, electronics sales at Montgomery Ward’s, and tech support and computer assembly for </text:span><text:span text:style-name="T4">PA Network</text:span><text:span text:style-name="T5">, </text:span><text:span text:style-name="T3">a local ISP in my hometown of Harrisburg, PA.</text:span></text:p>
            <text:p text:style-name="P10">Open source experience includes lead developer role for ViewVC project and more minor contributions to Subversion and GCC projects.</text:p>
          </table:table-cell>
        </table:table-row>
      </table:table>
      <text:p text:style-name="Resume_20_Section">Skills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Resume_20_Text">High Proficiency</text:p>
          </table:table-cell>
          <table:table-cell office:value-type="string">
            <text:p text:style-name="P11">C++ Language (STL, generic programming), Python, PHP, Javascript, DHTML, SQL</text:p>
          </table:table-cell>
        </table:table-row>
        <table:table-row>
          <table:table-cell office:value-type="string">
            <text:p text:style-name="Resume_20_Text">Medium Proficiency</text:p>
          </table:table-cell>
          <table:table-cell office:value-type="string">
            <text:p text:style-name="P11">Win32 Programming (systems, GDI, windowing, COM), Python, Borland Delphi (GUI, Object Pascal), Java (Swing, Servlets, Sockets, JDBC) </text:p>
          </table:table-cell>
        </table:table-row>
        <table:table-row>
          <table:table-cell office:value-type="string">
            <text:p text:style-name="P11">Basic Familiarly</text:p>
          </table:table-cell>
          <table:table-cell office:value-type="string">
            <text:p text:style-name="Resume_20_Text">Perl, ASP, ASP.NET, C#, Visual Basic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Resume_20_Text" style:display-name="Resume Text" style:family="paragraph" style:parent-style-name="Standard" style:class="text" style:master-page-name="">
      <style:text-properties style:font-name="Trebuchet MS" fo:font-size="11pt"/>
    </style:style>
    <style:style style:name="Resume_20_Section" style:display-name="Resume Section" style:family="paragraph" style:class="text" style:master-page-name="">
      <style:paragraph-properties fo:margin-left="0in" fo:margin-right="0in" fo:margin-top="0.1in" fo:margin-bottom="0.1in" fo:text-indent="0in" style:auto-text-indent="false" fo:background-color="transparent" style:shadow="none">
        <style:tab-stops/>
        <style:background-image/>
      </style:paragraph-properties>
      <style:text-properties style:font-name="Trebuchet MS" fo:font-size="14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dc:title>Russell Yanofsky</dc:title>
    <meta:initial-creator>Name</meta:initial-creator>
    <meta:creation-date>2002-02-04T22:35:00</meta:creation-date>
    <dc:date>2006-04-07T18:44:25</dc:date>
    <dc:language>en-US</dc:language>
    <meta:editing-cycles>39</meta:editing-cycles>
    <meta:editing-duration>PT4H1M15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33" meta:word-count="317" meta:character-count="2188"/>
  </office:meta>
</office:document-meta>
</file>